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B200000A34000002A11CC99AA9.svm" manifest:media-type=""/>
  <manifest:file-entry manifest:full-path="Pictures/2000007A00000973000001C83DF956A0.svm" manifest:media-type=""/>
  <manifest:file-entry manifest:full-path="Pictures/2000002200000269000001420C6F0FED.svm" manifest:media-type=""/>
  <manifest:file-entry manifest:full-path="Pictures/2000002A00000255000001B39AF9A300.svm" manifest:media-type=""/>
  <manifest:file-entry manifest:full-path="Pictures/2000000A000000B1000000A1DEBBD019.svm" manifest:media-type=""/>
  <manifest:file-entry manifest:full-path="Pictures/200000220000026D000001426303BEC0.svm" manifest:media-type=""/>
  <manifest:file-entry manifest:full-path="Pictures/2000008200000A5D000001B9CED29F9C.svm" manifest:media-type=""/>
  <manifest:file-entry manifest:full-path="Pictures/2000016A00000AC2000004E9ACBDACD9.svm" manifest:media-type=""/>
  <manifest:file-entry manifest:full-path="Pictures/2000001200000117000000D4A2CF0301.svm" manifest:media-type=""/>
  <manifest:file-entry manifest:full-path="Pictures/20000012000001070000014247FEB4AA.svm" manifest:media-type=""/>
  <manifest:file-entry manifest:full-path="Pictures/2000001A00000138000001984473FEB8.svm" manifest:media-type=""/>
  <manifest:file-entry manifest:full-path="Pictures/2000007A000009F2000001B9C5CE5748.svm" manifest:media-type=""/>
  <manifest:file-entry manifest:full-path="Pictures/2000000A0000006D000000E211E33C0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end="Arrow" draw:fill="none" draw:textarea-vertical-align="middle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4" style:family="graphic" style:parent-style-name="standard">
      <style:graphic-properties TexMathsArgs="14§display§x^{\x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x^{\xind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x^{\xind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TexMathsArgs="14§display§x_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latex§\quad\\&#10;Discretized link $\link$\\&#10;near $x^{\xind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Dashed_20__28_var_29_" draw:marker-end="Arrow" draw:fill="none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TexMathsArgs="14§display§\discrete{\xind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discrete{\xind+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textcolor{gray}{\ss{-a}{\discrete{\xind}{\tind}}{\discrete{\xind+1}{\tind}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mathbf{\ss{0}{\discrete{\xind}{\tind}}{\discrete{\xind+1}{\tind}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latex§\quad\\&#10;Riemann problem \\&#10;where $f\left(u\left(\cdot,x^{\xind}\right)\right)$ \\&#10;$ = \ss{0}{\discrete{\xind}{\tind}}{\discrete{\xind+1}{\tind}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Dashed_20__28_var_29_" svg:stroke-color="#c0c0c0" draw:marker-end="Arrow" draw:fill="none" draw:textarea-vertical-align="middle"/>
    </style:style>
    <style:style style:name="gr20" style:family="graphic" style:parent-style-name="standard">
      <style:graphic-properties TexMathsArgs="10§display§\ss{a}{\discrete{\xind}{\tind}}{\discrete{\xind+1}{\tind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stroke="dash" draw:stroke-dash="Dashed_20__28_var_29_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63cm" svg:y1="7.663cm" svg:x2="7.802cm" svg:y2="7.663cm">
          <text:p/>
        </draw:line>
        <draw:line draw:style-name="gr2" draw:text-style-name="P1" draw:layer="layout" svg:x1="4.182cm" svg:y1="7.663cm" svg:x2="4.182cm" svg:y2="4.742cm">
          <text:p/>
        </draw:line>
        <draw:line draw:style-name="gr1" draw:text-style-name="P1" draw:layer="layout" svg:x1="0.563cm" svg:y1="4.869cm" svg:x2="7.802cm" svg:y2="4.869cm">
          <text:p/>
        </draw:line>
        <draw:g>
          <draw:line draw:style-name="gr3" draw:text-style-name="P1" draw:layer="layout" svg:x1="4.182cm" svg:y1="7.663cm" svg:x2="6.405cm" svg:y2="7.663cm">
            <text:p/>
          </draw:line>
          <draw:line draw:style-name="gr3" draw:text-style-name="P1" draw:layer="layout" svg:x1="1.961cm" svg:y1="7.663cm" svg:x2="4.182cm" svg:y2="7.663cm">
            <text:p/>
          </draw:line>
        </draw:g>
        <draw:frame draw:style-name="gr4" draw:text-style-name="P1" draw:layer="layout" svg:width="0.367cm" svg:height="0.449cm" svg:x="3.942cm" svg:y="7.917cm">
          <draw:image xlink:href="Pictures/20000012000001070000014247FEB4AA.svm" xlink:type="simple" xlink:show="embed" xlink:actuate="onLoad">
            <text:p/>
          </draw:image>
        </draw:frame>
        <draw:frame draw:style-name="gr5" draw:text-style-name="P1" draw:layer="layout" svg:width="0.868cm" svg:height="0.449cm" svg:x="1.769cm" svg:y="7.917cm">
          <draw:image xlink:href="Pictures/200000220000026D000001426303BEC0.svm" xlink:type="simple" xlink:show="embed" xlink:actuate="onLoad">
            <text:p/>
          </draw:image>
        </draw:frame>
        <draw:frame draw:style-name="gr6" draw:text-style-name="P1" draw:layer="layout" svg:width="0.862cm" svg:height="0.449cm" svg:x="6.228cm" svg:y="7.917cm">
          <draw:image xlink:href="Pictures/2000002200000269000001420C6F0FED.svm" xlink:type="simple" xlink:show="embed" xlink:actuate="onLoad">
            <text:p/>
          </draw:image>
        </draw:frame>
        <draw:frame draw:style-name="gr7" draw:text-style-name="P1" draw:layer="layout" svg:width="0.246cm" svg:height="0.224cm" svg:x="7.873cm" svg:y="4.772cm">
          <draw:image xlink:href="Pictures/2000000A000000B1000000A1DEBBD019.svm" xlink:type="simple" xlink:show="embed" xlink:actuate="onLoad">
            <text:p/>
          </draw:image>
        </draw:frame>
        <draw:line draw:style-name="gr8" draw:text-style-name="P1" draw:layer="layout" svg:x1="4.182cm" svg:y1="4.869cm" svg:x2="4.182cm" svg:y2="1.44cm">
          <text:p/>
        </draw:line>
        <draw:frame draw:style-name="gr9" draw:text-style-name="P1" draw:layer="layout" svg:width="0.389cm" svg:height="0.295cm" svg:x="7.873cm" svg:y="7.566cm">
          <draw:image xlink:href="Pictures/2000001200000117000000D4A2CF0301.svm" xlink:type="simple" xlink:show="embed" xlink:actuate="onLoad">
            <text:p/>
          </draw:image>
        </draw:frame>
        <draw:frame draw:style-name="gr10" draw:text-style-name="P1" draw:layer="layout" svg:width="3.653cm" svg:height="0.941cm" svg:x="5.325cm" svg:y="5.706cm">
          <draw:image xlink:href="Pictures/200000B200000A34000002A11CC99AA9.svm" xlink:type="simple" xlink:show="embed" xlink:actuate="onLoad">
            <text:p/>
          </draw:image>
        </draw:frame>
        <draw:frame draw:style-name="gr11" draw:text-style-name="P1" draw:layer="layout" svg:width="0.151cm" svg:height="0.315cm" svg:x="4.285cm" svg:y="1.186cm">
          <draw:image xlink:href="Pictures/2000000A0000006D000000E211E33C0B.svm" xlink:type="simple" xlink:show="embed" xlink:actuate="onLoad">
            <text:p/>
          </draw:image>
        </draw:frame>
        <draw:line draw:style-name="gr12" draw:text-style-name="P1" draw:layer="layout" svg:x1="4.182cm" svg:y1="4.869cm" svg:x2="2.785cm" svg:y2="2.583cm">
          <text:p/>
        </draw:line>
        <draw:path draw:style-name="gr13" draw:text-style-name="P1" draw:layer="layout" svg:width="1.592cm" svg:height="0.637cm" draw:transform="skewX (-0.232652389290844) rotate (-1.2929399098774) translate (3.73818109457955cm 1.62756367355664cm)" svg:viewBox="0 0 1593 638" svg:d="m0 638c1050 0 1593-638 1593-638">
          <text:p/>
        </draw:path>
        <draw:path draw:style-name="gr13" draw:text-style-name="P1" draw:layer="layout" svg:width="0.908cm" svg:height="0.453cm" draw:transform="rotate (0.463733982254893) translate (2.023cm 3.218cm)" svg:viewBox="0 0 909 454" svg:d="m0 0c568 0 909 454 909 454">
          <text:p/>
        </draw:path>
        <draw:path draw:style-name="gr13" draw:text-style-name="P1" draw:layer="layout" svg:width="1.015cm" svg:height="0.126cm" draw:transform="rotate (-3.14159265358979) translate (6.329cm 3.32cm)" svg:viewBox="0 0 1016 127" svg:d="m0 0c381 0 1016 127 1016 127">
          <text:p/>
        </draw:path>
        <draw:frame draw:style-name="gr14" draw:text-style-name="P1" draw:layer="layout" svg:width="0.435cm" svg:height="0.57cm" svg:x="2.833cm" svg:y="4.175cm">
          <draw:image xlink:href="Pictures/2000001A00000138000001984473FEB8.svm" xlink:type="simple" xlink:show="embed" xlink:actuate="onLoad">
            <text:p/>
          </draw:image>
        </draw:frame>
        <draw:frame draw:style-name="gr14" draw:text-style-name="P1" draw:layer="layout" svg:width="0.435cm" svg:height="0.57cm" svg:x="2.785cm" svg:y="7.028cm">
          <draw:image xlink:href="Pictures/2000001A00000138000001984473FEB8.svm" xlink:type="simple" xlink:show="embed" xlink:actuate="onLoad">
            <text:p/>
          </draw:image>
        </draw:frame>
        <draw:frame draw:style-name="gr15" draw:text-style-name="P1" draw:layer="layout" svg:width="0.834cm" svg:height="0.608cm" svg:x="5.119cm" svg:y="4.175cm">
          <draw:image xlink:href="Pictures/2000002A00000255000001B39AF9A300.svm" xlink:type="simple" xlink:show="embed" xlink:actuate="onLoad">
            <text:p/>
          </draw:image>
        </draw:frame>
        <draw:frame draw:style-name="gr15" draw:text-style-name="P1" draw:layer="layout" svg:width="0.834cm" svg:height="0.608cm" svg:x="5.071cm" svg:y="7.028cm">
          <draw:image xlink:href="Pictures/2000002A00000255000001B39AF9A300.svm" xlink:type="simple" xlink:show="embed" xlink:actuate="onLoad">
            <text:p/>
          </draw:image>
        </draw:frame>
        <draw:frame draw:style-name="gr16" draw:text-style-name="P1" draw:layer="layout" svg:width="2.652cm" svg:height="0.44cm" svg:x="0.238cm" svg:y="3.354cm">
          <draw:image xlink:href="Pictures/2000008200000A5D000001B9CED29F9C.svm" xlink:type="simple" xlink:show="embed" xlink:actuate="onLoad">
            <text:p/>
          </draw:image>
        </draw:frame>
        <draw:frame draw:style-name="gr17" draw:text-style-name="P1" draw:layer="layout" svg:width="2.545cm" svg:height="0.44cm" svg:x="1.497cm" svg:y="1.381cm">
          <draw:image xlink:href="Pictures/2000007A000009F2000001B9C5CE5748.svm" xlink:type="simple" xlink:show="embed" xlink:actuate="onLoad">
            <text:p/>
          </draw:image>
        </draw:frame>
        <draw:frame draw:style-name="gr18" draw:text-style-name="P1" draw:layer="layout" svg:width="3.854cm" svg:height="1.758cm" svg:x="5.529cm" svg:y="0.297cm">
          <draw:image xlink:href="Pictures/2000016A00000AC2000004E9ACBDACD9.svm" xlink:type="simple" xlink:show="embed" xlink:actuate="onLoad">
            <text:p/>
          </draw:image>
        </draw:frame>
        <draw:line draw:style-name="gr19" draw:text-style-name="P1" draw:layer="layout" svg:x1="4.183cm" svg:y1="4.869cm" svg:x2="3.413cm" svg:y2="2.524cm">
          <text:p/>
        </draw:line>
        <draw:line draw:style-name="gr19" draw:text-style-name="P1" draw:layer="layout" svg:x1="4.183cm" svg:y1="4.869cm" svg:x2="3.921cm" svg:y2="2.524cm">
          <text:p/>
        </draw:line>
        <draw:line draw:style-name="gr12" draw:text-style-name="P1" draw:layer="layout" svg:x1="4.176cm" svg:y1="4.869cm" svg:x2="5.573cm" svg:y2="2.583cm">
          <text:p/>
        </draw:line>
        <draw:line draw:style-name="gr19" draw:text-style-name="P1" draw:layer="layout" svg:x1="4.175cm" svg:y1="4.869cm" svg:x2="4.945cm" svg:y2="2.524cm">
          <text:p/>
        </draw:line>
        <draw:line draw:style-name="gr19" draw:text-style-name="P1" draw:layer="layout" svg:x1="4.175cm" svg:y1="4.869cm" svg:x2="4.437cm" svg:y2="2.524cm">
          <text:p/>
        </draw:line>
        <draw:frame draw:style-name="gr20" draw:text-style-name="P1" draw:layer="layout" svg:width="2.418cm" svg:height="0.455cm" svg:x="6.456cm" svg:y="3.085cm">
          <draw:image xlink:href="Pictures/2000007A00000973000001C83DF956A0.svm" xlink:type="simple" xlink:show="embed" xlink:actuate="onLoad">
            <text:p/>
          </draw:image>
        </draw:frame>
        <draw:line draw:style-name="gr21" draw:text-style-name="P1" draw:layer="layout" svg:x1="4.182cm" svg:y1="4.87cm" svg:x2="4.182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2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12:31:10</meta:creation-date>
    <dc:date>2013-05-20T15:56:31</dc:date>
    <dc:creator>Jack Reilly</dc:creator>
    <meta:editing-duration>PT48M32S</meta:editing-duration>
    <meta:editing-cycles>12</meta:editing-cycles>
    <meta:generator>LibreOffice/3.6$MacOSX_x86 LibreOffice_project/2ef5aff-a6fb0ff-166bdff-cf087ad-0f1389</meta:generator>
    <meta:document-statistic meta:object-count="32"/>
  </office:meta>
</office:document-meta>
</file>